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1d357d" fo:background-color="transparent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normal" officeooo:paragraph-rsid="001964fa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paragraph-rsid="001d357d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officeooo:paragraph-rsid="001f3380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officeooo:paragraph-rsid="00251684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weight="normal" officeooo:paragraph-rsid="001d357d" fo:background-color="transparent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weight="normal" officeooo:rsid="0027a427" officeooo:paragraph-rsid="0027a427" fo:background-color="#fff5ee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27a427" officeooo:paragraph-rsid="0027a427" fo:background-color="#a9a9a9" style:font-weight-asian="normal" style:font-weight-complex="normal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964fa"/>
    </style:style>
    <style:style style:name="T4" style:family="text">
      <style:text-properties officeooo:rsid="001964fa" fo:background-color="#fff200" loext:char-shading-value="0"/>
    </style:style>
    <style:style style:name="T5" style:family="text">
      <style:text-properties officeooo:rsid="001bd805"/>
    </style:style>
    <style:style style:name="T6" style:family="text">
      <style:text-properties fo:background-color="#00ffff" loext:char-shading-value="0"/>
    </style:style>
    <style:style style:name="T7" style:family="text">
      <style:text-properties officeooo:rsid="001d357d" fo:background-color="#00ffff" loext:char-shading-value="0"/>
    </style:style>
    <style:style style:name="T8" style:family="text">
      <style:text-properties officeooo:rsid="001ea287" fo:background-color="#00ffff" loext:char-shading-value="0"/>
    </style:style>
    <style:style style:name="T9" style:family="text">
      <style:text-properties officeooo:rsid="00168dd1" fo:background-color="#00ffff" loext:char-shading-value="0"/>
    </style:style>
    <style:style style:name="T10" style:family="text">
      <style:text-properties officeooo:rsid="001f3380" fo:background-color="#00ffff" loext:char-shading-value="0"/>
    </style:style>
    <style:style style:name="T11" style:family="text">
      <style:text-properties officeooo:rsid="001d357d"/>
    </style:style>
    <style:style style:name="T12" style:family="text">
      <style:text-properties officeooo:rsid="001d357d" fo:background-color="#ffffff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68dd1" fo:background-color="transparent" loext:char-shading-value="0"/>
    </style:style>
    <style:style style:name="T15" style:family="text">
      <style:text-properties officeooo:rsid="00168dd1" fo:background-color="transparent" loext:char-shading-value="0"/>
    </style:style>
    <style:style style:name="T16" style:family="text">
      <style:text-properties officeooo:rsid="001f3380" fo:background-color="transparent" loext:char-shading-value="0"/>
    </style:style>
    <style:style style:name="T17" style:family="text">
      <style:text-properties officeooo:rsid="001f3380" fo:background-color="transparent" loext:char-shading-value="0"/>
    </style:style>
    <style:style style:name="T18" style:family="text">
      <style:text-properties officeooo:rsid="001d357d" fo:background-color="transparent" loext:char-shading-value="0"/>
    </style:style>
    <style:style style:name="T19" style:family="text">
      <style:text-properties officeooo:rsid="001d357d" fo:background-color="transparent" loext:char-shading-value="0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22515b" fo:background-color="transparent" loext:char-shading-value="0"/>
    </style:style>
    <style:style style:name="T22" style:family="text">
      <style:text-properties officeooo:rsid="0023e689" fo:background-color="transparent" loext:char-shading-value="0"/>
    </style:style>
    <style:style style:name="T23" style:family="text">
      <style:text-properties officeooo:rsid="0022515b"/>
    </style:style>
    <style:style style:name="T24" style:family="text">
      <style:text-properties officeooo:rsid="00271d38"/>
    </style:style>
    <style:style style:name="T25" style:family="text">
      <style:text-properties officeooo:rsid="0027a427"/>
    </style:style>
    <style:style style:name="T26" style:family="text">
      <style:text-properties officeooo:rsid="00297c86"/>
    </style:style>
    <style:style style:name="T27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teriales y métodos</text:p>
      <text:p text:style-name="P1"/>
      <text:p text:style-name="P1">Recurso vegetal y datos fenotípicos</text:p>
      <text:p text:style-name="P1"/>
      <text:p text:style-name="P6">Los conjuntos de datos se obtuvieron del Rice SNP-Seek Database<text:span text:style-name="T1">1</text:span> , el cual es un cibersitio con información sobre datos de genotipado de SNP y de fenotipos de distintas variedades de arroz (<text:span text:style-name="T2">Oryza sativa L.</text:span>). <text:span text:style-name="T3">En un estudio previo a este </text:span><text:span text:style-name="T4">(cita)</text:span>, los datos de genotipado de SNP <text:span text:style-name="T24">fueron</text:span> someti<text:span text:style-name="T3">d</text:span>o<text:span text:style-name="T3">s</text:span> a procedimientos de control de calidad, en los que fueron eliminados loci de SNP con una frecuencia del alelo menor de menos de 0.01 y con una tasa de ausencia mayor <text:span text:style-name="T14">después de la imputación</text:span> <text:span text:style-name="T23">de</text:span> 0.01. <text:span text:style-name="T5">Para este estudio se consideró eliminar loci de SNP con una frecuencia del alelo menor de menos de 0.05. </text:span></text:p>
      <text:p text:style-name="P6"><text:span text:style-name="T14"/></text:p>
      <text:p text:style-name="P6"><text:span text:style-name="T14">Luego, el conjunto de datos </text:span><text:span text:style-name="T21">de genotipado</text:span><text:span text:style-name="T14"> final se transformó de la codificación de genotipo de nucleótidos (es</text:span><text:span text:style-name="T21">to</text:span><text:span text:style-name="T14"> </text:span><text:span text:style-name="T21">es</text:span><text:span text:style-name="T14">, A, C, T </text:span><text:span text:style-name="T21">y</text:span><text:span text:style-name="T14"> G) a la codificación numérica (</text:span><text:span text:style-name="T22">0</text:span><text:span text:style-name="T14">, </text:span><text:span text:style-name="T22">1 y</text:span><text:span text:style-name="T14"> </text:span><text:span text:style-name="T22">2</text:span><text:span text:style-name="T14"> para </text:span><text:span text:style-name="T22">los</text:span><text:span text:style-name="T14"> homocigotos de clase I, heterocigotos y homocigotos de clase II, respectivamente) para facilitar el análisis estadístico </text:span><text:span text:style-name="T22">posterior</text:span><text:span text:style-name="T14">.</text:span></text:p>
      <text:p text:style-name="P3"/>
      <text:p text:style-name="P3">Mediante un análisis de componentes principales realizado sobre los datos de genotipado de SNP <text:span text:style-name="T6">(Figura </text:span><text:span text:style-name="T8">4</text:span><text:span text:style-name="T6">.1)</text:span> se observaron diferentes grupos varietales de arroz, de los cuales la variedad indica fue seleccionada para llevar a cabo e<text:span text:style-name="T5">l</text:span> estudio una vez la misma <text:span text:style-name="T5">fue</text:span> el grupo varietal con mayor número de individuos genotipados (451 individuos de un total de 738).</text:p>
      <text:p text:style-name="P3"/>
      <text:p text:style-name="P4"><text:span text:style-name="T6">Figura </text:span><text:span text:style-name="T8">4</text:span><text:span text:style-name="T6">.1</text:span></text:p>
      <text:p text:style-name="P3"/>
      <text:p text:style-name="P5">En relación a los datos de fenotipo, el conjunto de datos proporcion<text:span text:style-name="T11">ó</text:span> información sobre distintos caracteres fenotípicos de relevancia agronómica como son la trillabilidad de la panícula, el peso del grano, la fuerza del culmo, entre otros <text:span text:style-name="T6">(Figura </text:span><text:span text:style-name="T8">4</text:span><text:span text:style-name="T6">.2)</text:span>, <text:span text:style-name="T20">siendo seleccionada para </text:span><text:span text:style-name="T15">la predicción </text:span><text:span text:style-name="T17">posterior</text:span><text:span text:style-name="T15"> utilizando los modelos de selección genómica</text:span><text:span text:style-name="T20"> el carácter tiempo de floración ya que en este se </text:span><text:span text:style-name="T19">observo</text:span><text:span text:style-name="T20"> suficiente variación fenotípica.</text:span></text:p>
      <text:p text:style-name="P3"/>
      <text:p text:style-name="P4"><text:span text:style-name="T6">Figura </text:span><text:span text:style-name="T8">4</text:span><text:span text:style-name="T6">.</text:span><text:span text:style-name="T7">2</text:span></text:p>
      <text:p text:style-name="P4"><text:span text:style-name="T7"/></text:p>
      <text:p text:style-name="P2"><text:span text:style-name="T11">Selección basada en información de pedigrí e información genómica</text:span></text:p>
      <text:p text:style-name="P2"/>
      <text:p text:style-name="P7">Para llevar a cabo la predicción de los EBV y GEBV usando información basada en pedigrí e información ge<text:span text:style-name="T25">n</text:span>ómica, respectivamente, se utilizó el siguiente modelo de selección (<text:span text:style-name="T26">que </text:span>ignora los efectos fijos que no sean la media):</text:p>
      <text:p text:style-name="P7"/>
      <text:p text:style-name="P9">Ecuación 4.1</text:p>
      <text:p text:style-name="P8"/>
      <text:p text:style-name="P8">donde y representa el valor del fenotipo a predecir (es decir, el tiempo de floración) y Z es la matriz de incidencia que relaciona a con y. 1<text:span text:style-name="T27">n</text:span> es un vector de unos, μ es la media de la población, el vector a representa los efectos aleatorios genéticos aditivos, y e es el vector de residuos con una distribución que se asume normal con media igual a 0 y matriz de covarianza Iσ<text:span text:style-name="T27">e</text:span><text:span text:style-name="T1">2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3T07:26:06.704563252</meta:creation-date>
    <dc:date>2022-03-13T10:45:50.803820730</dc:date>
    <meta:editing-duration>PT1H31M28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413" meta:character-count="2460" meta:non-whitespace-character-count="2058"/>
  </office:meta>
</office:document-meta>
</file>